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bcd9a" officeooo:paragraph-rsid="007e913f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81a7f" officeooo:paragraph-rsid="005c1f0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c0208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7cea2b"/>
    </style:style>
    <style:style style:name="P6" style:family="paragraph" style:parent-style-name="Standard">
      <style:paragraph-properties fo:text-align="start" style:justify-single-word="false"/>
      <style:text-properties officeooo:paragraph-rsid="007cea2b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cea2b" officeooo:paragraph-rsid="007cea2b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e913f" officeooo:paragraph-rsid="007e913f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cea2b" officeooo:paragraph-rsid="007cea2b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e913f" officeooo:paragraph-rsid="007e913f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7cea2b" officeooo:paragraph-rsid="007cea2b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7cea2b" officeooo:paragraph-rsid="007cea2b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7e913f" officeooo:paragraph-rsid="007e913f" style:font-weight-asian="normal" style:font-weight-complex="normal"/>
    </style:style>
    <style:style style:name="T1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5c1f01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731be0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7b43bc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7cea2b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8162df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7e913f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81b19a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style:font-size-asian="12pt" style:font-size-complex="12pt"/>
    </style:style>
    <style:style style:name="T12" style:family="text">
      <style:text-properties style:text-line-through-style="none" style:text-line-through-type="none" style:font-name="DejaVu Sans Condensed" fo:font-size="12pt" officeooo:rsid="005c1f01" style:font-size-asian="12pt" style:font-size-complex="12pt"/>
    </style:style>
    <style:style style:name="T13" style:family="text">
      <style:text-properties officeooo:rsid="0019eb27"/>
    </style:style>
    <style:style style:name="T14" style:family="text">
      <style:text-properties officeooo:rsid="00760f25"/>
    </style:style>
    <style:style style:name="T15" style:family="text">
      <style:text-properties officeooo:rsid="006c9e20"/>
    </style:style>
    <style:style style:name="T16" style:family="text">
      <style:text-properties officeooo:rsid="008162df"/>
    </style:style>
    <style:style style:name="T17" style:family="text">
      <style:text-properties officeooo:rsid="0081b19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2</text:span><text:span text:style-name="T5">0</text:span><text:span text:style-name="T3">1 - </text:span><text:span text:style-name="T6">Ground </text:span><text:span text:style-name="T4">- </text:span><text:span text:style-name="T6">Cold Start</text:span></text:p>
      <text:p text:style-name="P1"/>
      <text:p text:style-name="P6"><text:span text:style-name="T1">Cold Start</text:span><text:span text:style-name="T7"> -- Autostart cannot be customized, default takes 0m50s, probably faster than the manual start below</text:span></text:p>
      <text:list xml:id="list3453444270" text:style-name="L1">
        <text:list-item>
          <text:p text:style-name="P5"><text:span text:style-name="T2">R</text:span><text:span text:style-name="T6">ight side switches:</text:span></text:p>
          <text:list>
            <text:list-item>
              <text:p text:style-name="P7">Right wall rear<text:span text:style-name="T17">:</text:span> All on (should only need to turn on 3 on bottom row next to the red knobs)</text:p>
            </text:list-item>
            <text:list-item>
              <text:p text:style-name="P7">Right wall middle<text:span text:style-name="T17">:</text:span> All on except FLIGHT REC (middle row), and CAM (bottom row)</text:p>
            </text:list-item>
            <text:list-item>
              <text:p text:style-name="P7">Right wall forward top<text:span text:style-name="T17">:</text:span> All on except WAVES</text:p>
            </text:list-item>
            <text:list-item>
              <text:p text:style-name="P7">Right console forward<text:span text:style-name="T17">:</text:span> All on except AUX INVERTER</text:p>
            </text:list-item>
          </text:list>
        </text:list-item>
        <text:list-item>
          <text:p text:style-name="P9">Left side switches:</text:p>
          <text:list>
            <text:list-item>
              <text:p text:style-name="P11"><text:span text:style-name="T9">Left wall forward</text:span><text:span text:style-name="T10">:</text:span><text:span text:style-name="T9"> </text:span><text:span text:style-name="T8">ENG APU</text:span><text:span text:style-name="T9">, </text:span><text:span text:style-name="T8">FIRE EXT, AUTO GEAR BRAKE ... ON</text:span></text:p>
            </text:list-item>
          </text:list>
        </text:list-item>
        <text:list-item>
          <text:p text:style-name="P10">Center console switches:</text:p>
          <text:list>
            <text:list-item>
              <text:p text:style-name="P8"><text:span text:style-name="T17">Top right corner: </text:span>PITOT CLK. MIRROR HEAT ... ON</text:p>
            </text:list-item>
          </text:list>
        </text:list-item>
        <text:list-item>
          <text:p text:style-name="P12"><text:span text:style-name="T12">T</text:span><text:span text:style-name="T11">hrottle ... IDLE (Bottom Thumb button to toggle unlatched from STOP latch)</text:span></text:p>
        </text:list-item>
        <text:list-item>
          <text:p text:style-name="P12"><text:span text:style-name="T12">E</text:span><text:span text:style-name="T11">ngine Start button ... Press and hold for 4 seconds (left wall rear)</text:span></text:p>
        </text:list-item>
        <text:list-item>
          <text:p text:style-name="P12"><text:span text:style-name="T12">E</text:span><text:span text:style-name="T11">ngine should spool up to 3500 RPM 1 and 5050 RPM 2, ENGINE START warning light should go out.</text:span></text:p>
        </text:list-item>
        <text:list-item>
          <text:p text:style-name="P7">Close, lock, and pressurize canopy:</text:p>
          <text:list>
            <text:list-item>
              <text:p text:style-name="P7">T7 up to toggle close</text:p>
            </text:list-item>
            <text:list-item>
              <text:p text:style-name="P7">T7 down to toggle lock (red levers on left wall forward, inboard lever forward is locked)</text:p>
            </text:list-item>
            <text:list-item>
              <text:p text:style-name="P7">Shift-T7 up to pressurize (red levers on left wall forward, outboard lever forward is pressurized)</text:p>
            </text:list-item>
          </text:list>
        </text:list-item>
        <text:list-item>
          <text:p text:style-name="P13"><text:span text:style-name="T12">A</text:span><text:span text:style-name="T11">fter engine start:</text:span></text:p>
        </text:list-item>
        <text:list-item>
          <text:p text:style-name="P8">FDS button ("NPP adjust") ... Press and hold for 5 seconds until HSI is fully aligned (instrument panel top, just left of center, next to yellow guarded DROP WING TANKS button)</text:p>
        </text:list-item>
        <text:list-item>
          <text:p text:style-name="P8">PITOT lever ... MAIN (instrument panel top right)</text:p>
        </text:list-item>
        <text:list-item>
          <text:p text:style-name="P8">Gunsight pipper ... ON (switch on right side of gunsight base, near the bottom)</text:p>
        </text:list-item>
        <text:list-item>
          <text:p text:style-name="P8">(optional) Gunsight fixed net (fixed reticule) ... ON (switch on bottom of gunsight base, on right hand side) and adjust brightness (knob on bottom left of gunsight base)</text:p>
        </text:list-item>
      </text:list>
      <text:p text:style-name="P3"/>
      <text:p text:style-name="P2"><text:span text:style-name="T14">Follow remaining steps in pref</text:span><text:span text:style-name="T15">l</text:span><text:span text:style-name="T14">ight checklist on following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1T19:18:43.333000000</dc:date>
    <meta:editing-duration>PT16H31M16S</meta:editing-duration>
    <meta:editing-cycles>10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4" meta:word-count="302" meta:character-count="1649" meta:non-whitespace-character-count="1392"/>
  </office:meta>
</office:document-meta>
</file>